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672" officeooo:paragraph-rsid="000d8672"/>
    </style:style>
    <style:style style:name="P2" style:family="paragraph" style:parent-style-name="Standard">
      <style:text-properties officeooo:paragraph-rsid="000d8672"/>
    </style:style>
    <style:style style:name="P3" style:family="paragraph" style:parent-style-name="Standard">
      <style:text-properties fo:font-weight="bold" officeooo:rsid="000d8672" officeooo:paragraph-rsid="000d8672" style:font-weight-asian="bold" style:font-weight-complex="bold"/>
    </style:style>
    <style:style style:name="P4" style:family="paragraph" style:parent-style-name="Standard">
      <style:text-properties fo:font-weight="bold" officeooo:rsid="000d8672" officeooo:paragraph-rsid="000d8672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0d8672" officeooo:paragraph-rsid="000d8672" fo:background-color="#81d41a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7" style:family="paragraph" style:parent-style-name="Standard">
      <style:text-properties fo:font-weight="normal" officeooo:rsid="000d8672" officeooo:paragraph-rsid="000d8672" style:font-weight-asian="normal" style:font-weight-complex="normal"/>
    </style:style>
    <style:style style:name="P8" style:family="paragraph" style:parent-style-name="Standard">
      <style:text-properties style:use-window-font-color="true" loext:opacity="0%" officeooo:paragraph-rsid="000d8672" fo:background-color="transparen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background-color="transparen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0e43f6" fo:background-color="transparent"/>
    </style:style>
    <style:style style:name="T1" style:family="text">
      <style:text-properties fo:color="#4ec9b0" loext:opacity="100%"/>
    </style:style>
    <style:style style:name="T2" style:family="text">
      <style:text-properties fo:color="#4ec9b0" loext:opacity="100%" fo:background-color="#1f1f1f" loext:char-shading-value="0"/>
    </style:style>
    <style:style style:name="T3" style:family="text">
      <style:text-properties fo:color="#4ec9b0" loext:opacity="100%" fo:background-color="transparent" loext:char-shading-value="0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fo:background-color="#1f1f1f" loext:char-shading-value="0"/>
    </style:style>
    <style:style style:name="T6" style:family="text">
      <style:text-properties fo:color="#cccccc" loext:opacity="100%" officeooo:rsid="000e43f6" fo:background-color="#1f1f1f" loext:char-shading-value="0"/>
    </style:style>
    <style:style style:name="T7" style:family="text">
      <style:text-properties fo:color="#cccccc" loext:opacity="100%" fo:background-color="transparent" loext:char-shading-value="0"/>
    </style:style>
    <style:style style:name="T8" style:family="text">
      <style:text-properties fo:color="#cccccc" loext:opacity="100%" officeooo:rsid="000e43f6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fo:background-color="#1f1f1f" loext:char-shading-value="0"/>
    </style:style>
    <style:style style:name="T11" style:family="text">
      <style:text-properties fo:color="#d4d4d4" loext:opacity="100%"/>
    </style:style>
    <style:style style:name="T12" style:family="text">
      <style:text-properties fo:color="#d4d4d4" loext:opacity="100%" fo:background-color="#1f1f1f" loext:char-shading-value="0"/>
    </style:style>
    <style:style style:name="T13" style:family="text">
      <style:text-properties fo:color="#c586c0" loext:opacity="100%"/>
    </style:style>
    <style:style style:name="T14" style:family="text">
      <style:text-properties fo:color="#c586c0" loext:opacity="100%" fo:background-color="#1f1f1f" loext:char-shading-value="0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fo:background-color="#1f1f1f" loext:char-shading-value="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d8672" style:font-weight-asian="bold" style:font-weight-complex="bold"/>
    </style:style>
    <style:style style:name="T19" style:family="text">
      <style:text-properties fo:font-weight="bold" officeooo:rsid="000e43f6" style:font-weight-asian="bold" style:font-weight-complex="bold"/>
    </style:style>
    <style:style style:name="T20" style:family="text">
      <style:text-properties officeooo:rsid="000e43f6"/>
    </style:style>
    <style:style style:name="T21" style:family="text">
      <style:text-properties fo:font-weight="normal" officeooo:rsid="000e43f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NDIR LA FLOTA</text:p>
      <text:p text:style-name="P1"/>
      <text:p text:style-name="P5">-Variables declaradas</text:p>
      <text:p text:style-name="P7">-Tablero inicial que se mostrará siempre al usuario, en el lo que se muestra es el agua <text:span text:style-name="T17">“a”</text:span>, los disparos al agua <text:span text:style-name="T17">“*”</text:span>, los disparos a barcos <text:span text:style-name="T17">“D”</text:span>.</text:p>
      <text:p text:style-name="P2"><text:span text:style-name="T18"><text:tab/></text:span><text:span text:style-name="T2">String</text:span><text:span text:style-name="T5"> </text:span><text:span text:style-name="T10">tableroInicial</text:span><text:span text:style-name="T5"> [][] </text:span><text:span text:style-name="T12">=</text:span><text:span text:style-name="T5"> </text:span><text:span text:style-name="T14">new</text:span><text:span text:style-name="T5"> </text:span><text:span text:style-name="T2">String</text:span><text:span text:style-name="T5">[</text:span><text:span text:style-name="T16">10</text:span><text:span text:style-name="T5">][</text:span><text:span text:style-name="T16">10</text:span><text:span text:style-name="T5">];</text:span></text:p>
      <text:p text:style-name="P8">-<text:span text:style-name="T20">Tablero final se mostrará al acabar la partida, en el lo que mostrará es los barcos hundidos totalmente </text:span><text:span text:style-name="T19">“X</text:span><text:span text:style-name="T20">(por cada posición del barco destruido)</text:span><text:span text:style-name="T19">”</text:span><text:span text:style-name="T21">, barcos restantes según su tamaño “1”, “2” y “3”, y el agua “a”</text:span></text:p>
      <text:p text:style-name="P6"><text:span text:style-name="T3"><text:tab/></text:span><text:span text:style-name="T1">String</text:span><text:span text:style-name="T4"> </text:span><text:span text:style-name="T9">tableroFinal</text:span><text:span text:style-name="T4"> [][] </text:span><text:span text:style-name="T11">=</text:span><text:span text:style-name="T4"> </text:span><text:span text:style-name="T13">new</text:span><text:span text:style-name="T4"> </text:span><text:span text:style-name="T1">String</text:span><text:span text:style-name="T4">[</text:span><text:span text:style-name="T15">10</text:span><text:span text:style-name="T4">][</text:span><text:span text:style-name="T15">10</text:span><text:span text:style-name="T4">];</text:span></text:p>
      <text:p text:style-name="P9">-<text:span text:style-name="T20">Variable para saber la posicion vertical del tablero preguntada al jugador</text:span></text:p>
      <text:p text:style-name="P2"><text:span text:style-name="T18"><text:tab/></text:span><text:span text:style-name="T2">int</text:span><text:span text:style-name="T5"> </text:span><text:span text:style-name="T10">posicionVertical</text:span><text:span text:style-name="T5">;</text:span></text:p>
      <text:p text:style-name="P10">-<text:span text:style-name="T20">Variable para saber la posicion horizontal del tablero preguntada al jugador</text:span></text:p>
      <text:p text:style-name="P6"><text:span text:style-name="T7">        <text:tab/></text:span><text:span text:style-name="T1">int</text:span><text:span text:style-name="T4"> </text:span><text:span text:style-name="T9">posicionHorizontal</text:span><text:span text:style-name="T4">;</text:span></text:p>
      <text:p text:style-name="P3"/>
      <text:p text:style-name="P4">-Metodos</text:p>
      <text:p text:style-name="P1"/>
      <text:p text:style-name="P1">-Mostrar tablero</text:p>
      <text:p text:style-name="P1"><text:tab/>Metodo basico y crucial para ver el tablero</text:p>
      <text:p text:style-name="P1"/>
      <text:p text:style-name="P1">-Extraer posicion vertical</text:p>
      <text:p text:style-name="P1"><text:tab/>Saber la posicion introducida por el jugador verticalmente</text:p>
      <text:p text:style-name="P1"/>
      <text:p text:style-name="P1">-Extraer posición horizontal</text:p>
      <text:p text:style-name="P1"><text:tab/>Saber la posicion introducida por el jugador horizontalmente</text:p>
      <text:p text:style-name="P1"/>
      <text:p text:style-name="P1">-LlenarTableroDeAgua</text:p>
      <text:p text:style-name="P1"><text:tab/>Para el tablero inicial (El cual verá el usuario) llenar-lo primero de agua</text:p>
      <text:p text:style-name="P1"/>
      <text:p text:style-name="P1">-LlenarTableroDeBarcos</text:p>
      <text:p text:style-name="P1"><text:tab/> Para el tablero final (Oculto al jugador hasta el final) será el resultado final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5T18:12:39.377000000</meta:creation-date>
    <dc:date>2025-12-25T19:51:23.135000000</dc:date>
    <meta:editing-duration>PT1H17M32S</meta:editing-duration>
    <meta:editing-cycles>1</meta:editing-cycles>
    <meta:document-statistic meta:table-count="0" meta:image-count="0" meta:object-count="0" meta:page-count="1" meta:paragraph-count="21" meta:word-count="170" meta:character-count="1137" meta:non-whitespace-character-count="970"/>
    <meta:generator>LibreOffice/24.2.2.2$Windows_X86_64 LibreOffice_project/d56cc158d8a96260b836f100ef4b4ef25d6f1a01</meta:generator>
  </office:meta>
</office:document-meta>
</file>